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svg:stroke-color="#222222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svg:stroke-width="0.035cm" svg:stroke-color="#222222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color="#000000" draw:fill-color="#222222" draw:textarea-horizontal-align="justify" draw:textarea-vertical-align="middle" draw:auto-grow-height="false" fo:min-height="0.386cm" fo:min-width="3.39cm" loext:decorative="fals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1.55cm" style:use-optimal-column-width="false"/>
    </style:style>
    <style:style style:name="co2" style:family="table-column">
      <style:table-column-properties style:column-width="1.553cm" style:use-optimal-column-width="false"/>
    </style:style>
    <style:style style:name="ro1" style:family="table-row">
      <style:table-row-properties style:row-height="1.375cm" style:use-optimal-row-height="false"/>
    </style:style>
    <style:style style:name="ro2" style:family="table-row">
      <style:table-row-properties style:row-height="1.379cm" style:use-optimal-row-height="false"/>
    </style:style>
    <style:style style:name="ce1" style:family="table-cell">
      <loext:graphic-properties draw:fill="solid" draw:fill-color="#cccccc"/>
      <style:text-properties fo:color="#000000" loext:opacity="10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222222"/>
      <style:paragraph-properties fo:text-align="center"/>
    </style:style>
    <style:style style:name="P3" style:family="paragraph">
      <style:paragraph-properties fo:text-align="center"/>
      <style:text-properties style:font-name="Liberation Sans"/>
    </style:style>
    <style:style style:name="P4" style:family="paragraph">
      <loext:graphic-properties draw:fill="none" draw:fill-color="#ffffff"/>
      <style:text-properties style:font-name="Liberation Sans"/>
    </style:style>
    <style:style style:name="P5" style:family="paragraph">
      <loext:graphic-properties draw:fill="none" draw:fill-color="#ffffff"/>
      <style:paragraph-properties fo:text-align="center"/>
      <style:text-properties style:font-name="Liberation Sans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text-properties fo:color="#000000" loext:opacity="100%"/>
    </style:style>
    <style:style style:name="P9" style:family="paragraph">
      <loext:graphic-properties draw:fill-color="#ffffff"/>
    </style:style>
    <style:style style:name="T1" style:family="text">
      <style:text-properties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84cm" svg:y1="2.47cm" svg:x2="4.84cm" svg:y2="13.9cm">
          <text:p/>
        </draw:line>
        <draw:line draw:style-name="gr2" draw:text-style-name="P1" draw:layer="layout" svg:x1="3.57cm" svg:y1="3.105cm" svg:x2="24.525cm" svg:y2="3.105cm">
          <text:p/>
        </draw:line>
        <draw:custom-shape draw:style-name="gr3" draw:text-style-name="P2" draw:layer="layout" svg:width="4.445cm" svg:height="1.27cm" svg:x="6.35cm" svg:y="0.6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8.255cm" svg:height="1.27cm" svg:x="10.795cm" svg:y="0.635cm">
          <draw:text-box>
            <text:p text:style-name="P3"><text:span text:style-name="T1">Columns of the image</text:span></text:p>
          </draw:text-box>
        </draw:frame>
        <draw:custom-shape draw:style-name="gr3" draw:text-style-name="P2" draw:layer="layout" svg:width="4.445cm" svg:height="1.27cm" draw:transform="rotate (-1.57201805727129) translate (3.14cm 3.8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4.445cm" svg:height="1.673cm" svg:x="0.2cm" svg:y="8.487cm">
          <draw:text-box>
            <text:p text:style-name="P3"><text:span text:style-name="T1">Rows of the image</text:span></text:p>
          </draw:text-box>
        </draw:frame>
        <draw:frame draw:style-name="gr4" draw:text-style-name="P7" draw:layer="layout" svg:width="3.81cm" svg:height="1.27cm" svg:x="2.919cm" svg:y="13.77cm">
          <draw:text-box>
            <text:p text:style-name="P6">Y axis</text:p>
          </draw:text-box>
        </draw:frame>
        <draw:frame draw:style-name="gr4" draw:text-style-name="P7" draw:layer="layout" svg:width="3.81cm" svg:height="1.27cm" svg:x="23.695cm" svg:y="2.44cm">
          <draw:text-box>
            <text:p text:style-name="P6">X axis</text:p>
          </draw:text-box>
        </draw:frame>
        <draw:frame draw:style-name="gr5" draw:layer="layout" svg:width="17.067cm" svg:height="8.253cm" svg:x="6.02cm" svg:y="3.92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8">1</text:p>
              </table:table-cell>
              <table:table-cell>
                <text:p text:style-name="P8">2</text:p>
              </table:table-cell>
              <table:table-cell>
                <text:p text:style-name="P8">3</text:p>
              </table:table-cell>
              <table:table-cell>
                <text:p text:style-name="P8">4</text:p>
              </table:table-cell>
              <table:table-cell>
                <text:p text:style-name="P8">5</text:p>
              </table:table-cell>
              <table:table-cell>
                <text:p text:style-name="P8">6</text:p>
              </table:table-cell>
              <table:table-cell>
                <text:p text:style-name="P8">7</text:p>
              </table:table-cell>
              <table:table-cell>
                <text:p text:style-name="P8">8</text:p>
              </table:table-cell>
              <table:table-cell>
                <text:p text:style-name="P8">9</text:p>
              </table:table-cell>
              <table:table-cell>
                <text:p text:style-name="P8">10</text:p>
              </table:table-cell>
              <table:table-cell>
                <text:p text:style-name="P8">11</text:p>
              </table:table-cell>
            </table:table-row>
            <table:table-row table:style-name="ro1" table:default-cell-style-name="ce1">
              <table:table-cell>
                <text:p text:style-name="P8">12</text:p>
              </table:table-cell>
              <table:table-cell>
                <text:p text:style-name="P8">13</text:p>
              </table:table-cell>
              <table:table-cell>
                <text:p text:style-name="P8">14</text:p>
              </table:table-cell>
              <table:table-cell>
                <text:p text:style-name="P8">15</text:p>
              </table:table-cell>
              <table:table-cell>
                <text:p text:style-name="P8">16</text:p>
              </table:table-cell>
              <table:table-cell>
                <text:p text:style-name="P8">17</text:p>
              </table:table-cell>
              <table:table-cell>
                <text:p text:style-name="P8">18</text:p>
              </table:table-cell>
              <table:table-cell>
                <text:p text:style-name="P8">19</text:p>
              </table:table-cell>
              <table:table-cell>
                <text:p text:style-name="P8">20</text:p>
              </table:table-cell>
              <table:table-cell>
                <text:p text:style-name="P8">21</text:p>
              </table:table-cell>
              <table:table-cell>
                <text:p text:style-name="P8">22</text:p>
              </table:table-cell>
            </table:table-row>
            <table:table-row table:style-name="ro1" table:default-cell-style-name="ce1">
              <table:table-cell>
                <text:p text:style-name="P8">23</text:p>
              </table:table-cell>
              <table:table-cell>
                <text:p text:style-name="P8">24</text:p>
              </table:table-cell>
              <table:table-cell>
                <text:p text:style-name="P8">25</text:p>
              </table:table-cell>
              <table:table-cell>
                <text:p text:style-name="P8">26</text:p>
              </table:table-cell>
              <table:table-cell>
                <text:p text:style-name="P8">27</text:p>
              </table:table-cell>
              <table:table-cell>
                <text:p text:style-name="P8">28</text:p>
              </table:table-cell>
              <table:table-cell>
                <text:p text:style-name="P8">...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0:29:54.766283771</meta:creation-date>
    <dc:date>2024-08-31T10:38:53.344016902</dc:date>
    <meta:editing-duration>PT8M55S</meta:editing-duration>
    <meta:editing-cycles>11</meta:editing-cycles>
    <meta:generator>LibreOffice/24.8.0.3$Linux_X86_64 LibreOffice_project/0bdf1299c94fe897b119f97f3c613e9dca6be583</meta:generator>
    <meta:document-statistic meta:object-count="32"/>
  </office:meta>
</office:document-meta>
</file>